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zar1" svg:font-family="Eczar"/>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Eczar" svg:font-family="Eczar" style:font-family-generic="system" style:font-pitch="variable"/>
  </office:font-face-decls>
  <office:automatic-styles>
    <style:style style:name="P1" style:family="paragraph" style:parent-style-name="Standard">
      <style:paragraph-properties fo:text-align="center" style:justify-single-word="false"/>
      <style:text-properties officeooo:rsid="000e5d66" officeooo:paragraph-rsid="000e5d66"/>
    </style:style>
    <style:style style:name="P2" style:family="paragraph" style:parent-style-name="Standard">
      <style:paragraph-properties fo:text-align="start" style:justify-single-word="false"/>
      <style:text-properties officeooo:rsid="000e5d66" officeooo:paragraph-rsid="000e5d66"/>
    </style:style>
    <style:style style:name="P3" style:family="paragraph" style:parent-style-name="Standard">
      <style:paragraph-properties fo:text-align="center" style:justify-single-word="false"/>
      <style:text-properties officeooo:rsid="0010dde8" officeooo:paragraph-rsid="0010dde8"/>
    </style:style>
    <style:style style:name="P4" style:family="paragraph" style:parent-style-name="Standard">
      <style:paragraph-properties fo:text-align="start" style:justify-single-word="false"/>
      <style:text-properties officeooo:rsid="001845a2" officeooo:paragraph-rsid="001845a2"/>
    </style:style>
    <style:style style:name="T1" style:family="text">
      <style:text-properties officeooo:rsid="0011c4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cisión de diseño para la generación de las casillas del mapa</text:p>
      <text:p text:style-name="P1"/>
      <text:p text:style-name="P2">Descripción de la decisión: <text:span text:style-name="T1">En la generación de las casillas del mapa, se iterará inicialmente por las filas, salvo que se tratará del doble, ya que hay que tener en cuenta que la iteración impar se usará para colocar las casillas con el desplazamiento vertical. La iteración por la columna será de 2 en 2, ya que las filas pares consistirá en las casillas con columnas pares y las impares con las columnas impares.</text:span></text:p>
      <text:p text:style-name="P4">Finalmente, se agruparán en un div, que dependiendo de que se trate de una fila impar o par, tendrá la clase CSS correspond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czar1" svg:font-family="Eczar"/>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s" fo:country="ES" style:letter-kerning="true" style:font-name-asian="DejaVu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s" fo:country="ES" style:letter-kerning="true" style:font-name-asian="DejaVu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09:22:47.118038767</meta:creation-date>
    <dc:date>2017-10-24T11:15:26.161525552</dc:date>
    <meta:editing-duration>PT24M30S</meta:editing-duration>
    <meta:editing-cycles>13</meta:editing-cycles>
    <meta:generator>LibreOffice/5.3.6.1$Linux_X86_64 LibreOffice_project/30m0$Build-1</meta:generator>
    <meta:document-statistic meta:table-count="0" meta:image-count="0" meta:object-count="0" meta:page-count="1" meta:paragraph-count="3" meta:word-count="108" meta:character-count="606" meta:non-whitespace-character-count="501"/>
  </office:meta>
</office:document-meta>
</file>